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26pt" style:font-size-asian="22.75pt" style:font-size-complex="26pt"/>
    </style:style>
    <style:style style:name="P2" style:family="paragraph" style:parent-style-name="Standard">
      <style:paragraph-properties fo:text-align="center" style:justify-single-word="false"/>
      <style:text-properties style:font-name="Liberation Mono" fo:font-size="26pt" officeooo:rsid="0009051f" officeooo:paragraph-rsid="0009051f" style:font-size-asian="22.75pt" style:font-size-complex="26pt"/>
    </style:style>
    <style:style style:name="P3" style:family="paragraph" style:parent-style-name="Standard">
      <style:paragraph-properties fo:text-align="center" style:justify-single-word="false"/>
      <style:text-properties style:font-name="Liberation Mono" fo:font-size="18pt" officeooo:rsid="0009051f" officeooo:paragraph-rsid="0009051f" style:font-size-asian="15.75pt" style:font-size-complex="18pt"/>
    </style:style>
    <style:style style:name="P4" style:family="paragraph" style:parent-style-name="Standard">
      <style:paragraph-properties fo:text-align="start" style:justify-single-word="false"/>
      <style:text-properties style:font-name="Liberation Mono" fo:font-size="18pt" officeooo:rsid="0009051f" officeooo:paragraph-rsid="0009051f" style:font-size-asian="15.75pt" style:font-size-complex="18pt"/>
    </style:style>
    <style:style style:name="P5" style:family="paragraph" style:parent-style-name="Standard">
      <style:paragraph-properties fo:text-align="center" style:justify-single-word="false"/>
      <style:text-properties fo:font-variant="normal" fo:text-transform="none" fo:color="#24292e" style:font-name="Liberation Mono" fo:font-size="19.5pt" fo:letter-spacing="normal" fo:font-style="normal" fo:font-weight="normal" officeooo:rsid="0009051f" officeooo:paragraph-rsid="0009051f"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Liberation Mono" fo:font-size="14pt" officeooo:rsid="00095539" officeooo:paragraph-rsid="0009051f" style:font-size-asian="12.25pt" style:font-size-complex="14pt"/>
    </style:style>
    <style:style style:name="P7" style:family="paragraph" style:parent-style-name="Standard">
      <style:paragraph-properties fo:text-align="center" style:justify-single-word="false"/>
      <style:text-properties style:font-name="Liberation Mono" fo:font-size="26pt" officeooo:rsid="00095539" officeooo:paragraph-rsid="00095539" style:font-size-asian="22.75pt" style:font-size-complex="26pt"/>
    </style:style>
    <style:style style:name="T1" style:family="text">
      <style:text-properties fo:font-size="14pt" style:font-size-asian="12.25pt" style:font-size-complex="14pt"/>
    </style:style>
    <style:style style:name="T2" style:family="text">
      <style:text-properties fo:font-size="14pt" officeooo:rsid="00095539" style:font-size-asian="12.25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Fork</text:p>
      <text:p text:style-name="P2"/>
      <text:p text:style-name="P3">William Murray</text:p>
      <text:p text:style-name="P5">Julien Delane</text:p>
      <text:p text:style-name="P3"/>
      <text:p text:style-name="P3"/>
      <text:p text:style-name="P4"><text:tab/><text:span text:style-name="T1">Program </text:span><text:span text:style-name="T2">to allocate and create a random uppercase character string of a user defined size then search for a user selected character in the constructed array. Program accomplishes this by using a Parent process to manage the user input and creation of child processes. Child processes handle the allocation and construction of the array, in addition to searching for the character in the array. A injected bug is built into the search method for when the character is not found in the array, at which point the child process can be killed safely without impeding the main proces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21:18:06.880669655</meta:creation-date>
    <dc:date>2020-04-09T22:10:45.384778196</dc:date>
    <meta:editing-duration>PT10M34S</meta:editing-duration>
    <meta:editing-cycles>2</meta:editing-cycles>
    <meta:generator>LibreOffice/6.0.7.3$Linux_X86_64 LibreOffice_project/00m0$Build-3</meta:generator>
    <meta:document-statistic meta:table-count="0" meta:image-count="0" meta:object-count="0" meta:page-count="1" meta:paragraph-count="4" meta:word-count="103" meta:character-count="611" meta:non-whitespace-character-count="511"/>
  </office:meta>
</office:document-meta>
</file>